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09397e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9397e" officeooo:paragraph-rsid="0009397e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normal" officeooo:rsid="0009397e" officeooo:paragraph-rsid="0009397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0944c0" officeooo:paragraph-rsid="000944c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0d0343" officeooo:paragraph-rsid="000d034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ac7a2" officeooo:paragraph-rsid="000ac7a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normal" officeooo:rsid="000944c0" officeooo:paragraph-rsid="000944c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1fab3" officeooo:paragraph-rsid="000ac7a2" style:font-style-asian="normal" style:font-weight-asian="normal" style:font-style-complex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09397e"/>
    </style:style>
    <style:style style:name="T2" style:family="text">
      <style:text-properties fo:font-style="normal" style:text-underline-style="none" fo:font-weight="normal" officeooo:rsid="0009397e" style:font-style-asian="normal" style:font-weight-asian="normal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text:tab/></text:span><text:span text:style-name="T1">Virtuelle Maschinen</text:span></text:p>
      <text:p text:style-name="P2"/>
      <text:p text:style-name="P3"/>
      <text:p text:style-name="P3">Grundprinzip:<text:tab/><text:tab/>Mit Mitteln der Software wird die real vorhandene Hardware abgebildet.</text:p>
      <text:p text:style-name="P3"><text:tab/><text:tab/><text:tab/>Auf dieser „scheinbaren“ Maschine können Einstellungen und Installationen<text:tab/><text:tab/><text:tab/>vorgenommen werden ohne das reale System in seiner Stabilität zu gefährden<text:tab/><text:tab/><text:tab/>Erfolgt aus der virtuellen Maschine heraus ein Systemzugriff, so findet dieser</text:p>
      <text:p text:style-name="P3"><text:tab/><text:tab/><text:tab/>nur auf dem virtuellen System statt.</text:p>
      <text:p text:style-name="P3"><text:tab/><text:tab/><text:tab/></text:p>
      <text:p text:style-name="P3"><draw:rect text:anchor-type="paragraph" draw:z-index="0" draw:style-name="gr1" draw:text-style-name="P9" svg:width="4.198in" svg:height="1.6461in" svg:x="1.4717in" svg:y="0.1134in"><text:p/></draw:rect><draw:frame text:anchor-type="paragraph" draw:z-index="9" draw:style-name="gr5" svg:width="0.7606in" svg:height="0.3335in" svg:x="3.2319in" svg:y="0.1654in"><draw:text-box><text:p>A-D </text:p></draw:text-box></draw:frame></text:p>
      <text:p text:style-name="P3"/>
      <text:p text:style-name="P3"><draw:line text:anchor-type="paragraph" draw:z-index="1" draw:style-name="gr1" draw:text-style-name="P9" svg:x1="1.4717in" svg:y1="0.0634in" svg:x2="5.6697in" svg:y2="0.0634in"><text:p/></draw:line><draw:frame text:anchor-type="paragraph" draw:z-index="8" draw:style-name="gr3" svg:width="0.698in" svg:height="0.2295in" svg:x="3.2319in" svg:y="0.1154in"><draw:text-box><text:p>A-D</text:p></draw:text-box></draw:frame></text:p>
      <text:p text:style-name="P3"><text:tab/><text:tab/></text:p>
      <text:p text:style-name="P3"><draw:line text:anchor-type="paragraph" draw:z-index="2" draw:style-name="gr1" draw:text-style-name="P9" svg:x1="1.4717in" svg:y1="0.0236in" svg:x2="5.6697in" svg:y2="0.0236in"><text:p/></draw:line><draw:frame text:anchor-type="paragraph" draw:z-index="7" draw:style-name="gr4" svg:width="0.8543in" svg:height="0.3441in" svg:x="2.9925in" svg:y="0.0756in"><draw:text-box><text:p><text:s text:c="6"/>VM</text:p></draw:text-box></draw:frame><text:tab/><text:tab/><text:tab/><text:tab/></text:p>
      <text:p text:style-name="P3"><draw:frame text:anchor-type="paragraph" draw:z-index="6" draw:style-name="gr3" svg:width="0.7295in" svg:height="0.2295in" svg:x="3.1173in" svg:y="0.228in"><draw:text-box><text:p><text:s text:c="4"/>BS</text:p></draw:text-box></draw:frame><draw:frame text:anchor-type="paragraph" draw:z-index="5" draw:style-name="gr2" svg:width="0.9067in" svg:height="0.2189in" svg:x="2.9402in" svg:y="0.5193in"><draw:text-box><text:p><text:s text:c="7"/>HW</text:p></draw:text-box></draw:frame><draw:line text:anchor-type="paragraph" draw:z-index="4" draw:style-name="gr1" draw:text-style-name="P9" svg:x1="1.4717in" svg:y1="0.4571in" svg:x2="5.6697in" svg:y2="0.4571in"><text:p/></draw:line><draw:line text:anchor-type="paragraph" draw:z-index="3" draw:style-name="gr1" draw:text-style-name="P9" svg:x1="1.4717in" svg:y1="0.1756in" svg:x2="5.6697in" svg:y2="0.1756in"><text:p/></draw:line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7">Client-Server Modell:</text:p>
      <text:p text:style-name="P4"/>
      <text:p text:style-name="P4">Um einen Betriebssystemkern herum werden die wesentlichen Funktionen des Systems als unterprivilegierte Anwendungsprogramme implementiert.</text:p>
      <text:p text:style-name="P4">In diesem Modell besteht die Aufgabe des Kerns darin, die Kommunikation zwischen den beteiligten Servern und Klienten zu gewährleisten.</text:p>
      <text:p text:style-name="P4"/>
      <text:p text:style-name="P5">Die einzelnen Server können weitgehend unabhängig voneinander entwickelt werden.</text:p>
      <text:p text:style-name="P4"/>
      <text:p text:style-name="P4"><draw:frame text:anchor-type="paragraph" draw:z-index="30" draw:style-name="gr2" svg:width="1.4689in" svg:height="0.2189in" svg:x="5.9819in" svg:y="0.1528in"><draw:text-box><text:p>Benutzermodus</text:p></draw:text-box></draw:frame></text:p>
      <text:p text:style-name="P4"><draw:frame text:anchor-type="paragraph" draw:z-index="25" draw:style-name="gr6" svg:width="1.0004in" svg:height="0.5213in" svg:x="3.9091in" svg:y="0.178in"><draw:text-box><text:p/><text:p><text:s text:c="10"/>...</text:p></draw:text-box></draw:frame><draw:line text:anchor-type="paragraph" draw:z-index="17" draw:style-name="gr1" draw:text-style-name="P9" svg:x1="6.0236in" svg:y1="0.178in" svg:x2="6.0236in" svg:y2="0.6988in"><text:p/></draw:line><draw:line text:anchor-type="paragraph" draw:z-index="16" draw:style-name="gr1" draw:text-style-name="P9" svg:x1="4.9091in" svg:y1="0.178in" svg:x2="4.9091in" svg:y2="0.6988in"><text:p/></draw:line><draw:line text:anchor-type="paragraph" draw:z-index="15" draw:style-name="gr1" draw:text-style-name="P9" svg:x1="3.9091in" svg:y1="0.178in" svg:x2="3.9091in" svg:y2="0.6988in"><text:p/></draw:line><draw:line text:anchor-type="paragraph" draw:z-index="14" draw:style-name="gr1" draw:text-style-name="P9" svg:x1="2.9717in" svg:y1="0.178in" svg:x2="2.9717in" svg:y2="0.6988in"><text:p/></draw:line><draw:line text:anchor-type="paragraph" draw:z-index="13" draw:style-name="gr1" draw:text-style-name="P9" svg:x1="2.0339in" svg:y1="0.178in" svg:x2="2.0339in" svg:y2="0.6988in"><text:p/></draw:line><draw:line text:anchor-type="paragraph" draw:z-index="12" draw:style-name="gr1" draw:text-style-name="P9" svg:x1="1.0028in" svg:y1="0.178in" svg:x2="1.0028in" svg:y2="0.6988in"><text:p/></draw:line><draw:rect text:anchor-type="paragraph" draw:z-index="10" draw:style-name="gr1" draw:text-style-name="P9" svg:width="6.9689in" svg:height="0.5213in" svg:x="0.0028in" svg:y="0.178in"><text:p/></draw:rect></text:p>
      <text:p text:style-name="P4"><draw:frame text:anchor-type="paragraph" draw:z-index="18" draw:style-name="gr6" svg:width="1.0004in" svg:height="0.5213in" svg:x="0.0028in" svg:y="0.0484in"><draw:text-box><text:p><text:s text:c="5"/>Klienten- <text:s text:c="8"/>Prozeß</text:p></draw:text-box></draw:frame><draw:frame text:anchor-type="paragraph" draw:z-index="19" draw:style-name="gr6" svg:width="1.0004in" svg:height="0.5213in" svg:x="1.0028in" svg:y="0.0484in"><draw:text-box><text:p><text:s text:c="5"/>Klienten- <text:s text:c="8"/>Prozeß</text:p></draw:text-box></draw:frame><draw:frame text:anchor-type="paragraph" draw:z-index="20" draw:style-name="gr6" svg:width="0.9378in" svg:height="0.5213in" svg:x="2.1693in" svg:y="0.0382in"><draw:text-box><text:p>Prozeß-</text:p><text:p>Server</text:p></draw:text-box></draw:frame><draw:frame text:anchor-type="paragraph" draw:z-index="21" draw:style-name="gr6" svg:width="0.9378in" svg:height="0.5213in" svg:x="3.1071in" svg:y="0.0382in"><draw:text-box><text:p>Terminal-</text:p><text:p>Server</text:p></draw:text-box></draw:frame><draw:frame text:anchor-type="paragraph" draw:z-index="22" draw:style-name="gr6" svg:width="1.115in" svg:height="0.5213in" svg:x="5.1902in" svg:y="0.0484in"><draw:text-box><text:p>Datei-</text:p><text:p>Server</text:p></draw:text-box></draw:frame><draw:frame text:anchor-type="paragraph" draw:z-index="23" draw:style-name="gr6" svg:width="0.948in" svg:height="0.5213in" svg:x="6.1591in" svg:y="0.0484in"><draw:text-box><text:p>Speicher-Server</text:p></draw:text-box></draw:frame></text:p>
      <text:p text:style-name="P4"/>
      <text:p text:style-name="P4"><draw:rect text:anchor-type="paragraph" draw:z-index="11" draw:style-name="gr1" draw:text-style-name="P9" svg:width="6.9689in" svg:height="0.5524in" svg:x="0.0028in" svg:y="0.1236in"><text:p/></draw:rect><draw:frame text:anchor-type="paragraph" draw:z-index="24" draw:style-name="gr7" svg:width="6.9689in" svg:height="0.5524in" svg:x="0.3256in" svg:y="0.1236in"><draw:text-box><text:p/><text:p><text:tab/><text:tab/><text:tab/><text:tab/><text:tab/><text:tab/><text:tab/>Kern</text:p></draw:text-box></draw:frame><draw:line text:anchor-type="paragraph" draw:z-index="26" draw:style-name="gr1" draw:text-style-name="P9" svg:x1="1.4717in" svg:y1="0.1236in" svg:x2="1.7217in" svg:y2="0.4488in"><text:p/></draw:line><draw:line text:anchor-type="paragraph" draw:z-index="28" draw:style-name="gr1" draw:text-style-name="P9" svg:x1="5.4299in" svg:y1="0.1236in" svg:x2="5.1902in" svg:y2="0.428in"><text:p/></draw:line></text:p>
      <text:p text:style-name="P4"/>
      <text:p text:style-name="P4"><draw:line text:anchor-type="paragraph" draw:z-index="27" draw:style-name="gr1" draw:text-style-name="P9" svg:x1="1.7217in" svg:y1="0.0654in" svg:x2="3.3154in" svg:y2="0.0654in"><text:p/></draw:line><draw:line text:anchor-type="paragraph" draw:z-index="29" draw:style-name="gr1" draw:text-style-name="P9" svg:x1="5.1902in" svg:y1="0.0445in" svg:x2="3.6484in" svg:y2="0.0445in"><text:p/></draw:line></text:p>
      <text:p text:style-name="P4"><draw:frame text:anchor-type="paragraph" draw:z-index="31" draw:style-name="gr8" svg:width="1.1043in" svg:height="0.263in" svg:x="6.3673in" svg:y="0.1008in"><draw:text-box><text:p>Kernmodus</text:p></draw:text-box></draw:frame></text:p>
      <text:p text:style-name="P6">Klienten erhalten einen Dienst durch das Senden von Nachrichten an den Server-Prozess</text:p>
      <text:p text:style-name="P6"/>
      <text:p text:style-name="P8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1:21:13.90</meta:creation-date>
    <dc:date>2013-03-22T07:07:06</dc:date>
    <meta:editing-duration>PT17M49S</meta:editing-duration>
    <meta:editing-cycles>9</meta:editing-cycles>
    <meta:generator>LibreOffice/4.0.0.2$Linux_x86 LibreOffice_project/408fe71bd18616c467b3dcd7ab6756528ffcae2</meta:generator>
    <dc:creator>root </dc:creator>
    <meta:document-statistic meta:table-count="0" meta:image-count="0" meta:object-count="0" meta:page-count="1" meta:paragraph-count="13" meta:word-count="105" meta:character-count="853" meta:non-whitespace-character-count="729"/>
  </office:meta>
</office:document-meta>
</file>